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59cm" fo:min-width="1.296cm"/>
    </style:style>
    <style:style style:name="gr2" style:family="graphic" style:parent-style-name="standard">
      <style:graphic-properties draw:textarea-horizontal-align="justify" draw:textarea-vertical-align="middle" draw:auto-grow-height="false" fo:min-height="0.341cm" fo:min-width="1.351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191cm" fo:min-width="0.897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191cm" fo:min-width="0.897cm"/>
    </style:style>
    <style:style style:name="gr6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1cm" fo:min-width="0.70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1cm" fo:min-width="2.761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172cm" fo:min-width="0.655cm"/>
    </style:style>
    <style:style style:name="gr10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11" style:family="graphic" style:parent-style-name="standard">
      <style:graphic-properties draw:textarea-horizontal-align="justify" draw:textarea-vertical-align="middle" draw:auto-grow-height="false" fo:min-height="1.172cm" fo:min-width="0.65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1cm" fo:min-width="2.89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1cm" fo:min-width="1.81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1cm" fo:min-width="0.74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1cm" fo:min-width="0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53cm" fo:min-width="0.709cm"/>
      <style:paragraph-properties style:writing-mode="lr-tb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standard">
      <style:graphic-properties draw:stroke="none" draw:fill="none" fo:min-height="0.982cm"/>
      <style:paragraph-properties style:writing-mode="lr-tb"/>
    </style:style>
    <style:style style:name="gr20" style:family="graphic" style:parent-style-name="objectwithoutfill">
      <style:graphic-properties draw:marker-end="Arrow" draw:marker-end-width="0.3cm" draw:fill="none" draw:textarea-vertical-align="middle"/>
      <style:paragraph-properties style:writing-mode="lr-tb"/>
    </style:style>
    <style:style style:name="gr21" style:family="graphic" style:parent-style-name="objectwithoutfill">
      <style:graphic-properties svg:stroke-width="0.035cm" svg:stroke-color="#000000" draw:marker-start-width="0.402cm" draw:marker-end-width="0.402cm" draw:fill="none" draw:textarea-vertical-align="middle" fo:padding-top="0.142cm" fo:padding-bottom="0.142cm" fo:padding-left="0.267cm" fo:padding-right="0.26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  <style:paragraph-properties style:writing-mode="lr-tb"/>
    </style:style>
    <style:style style:name="gr23" style:family="graphic" style:parent-style-name="objectwithoutfill">
      <style:graphic-properties svg:stroke-color="#3465a4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1cm" fo:min-width="0.849cm"/>
      <style:paragraph-properties style:writing-mode="lr-tb"/>
    </style:style>
    <style:style style:name="gr25" style:family="graphic" style:parent-style-name="objectwithoutfill">
      <style:graphic-properties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fo:min-height="0.544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vertical-align="bottom" fo:min-height="0.712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fo:min-height="0.52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fo:min-height="0.532cm"/>
      <style:paragraph-properties style:writing-mode="lr-tb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style:paragraph-properties fo:text-align="center" style:writing-mode="lr-tb"/>
      <style:text-properties fo:font-size="19.8999996185303pt" fo:language="en" fo:country="GB"/>
    </style:style>
    <style:style style:name="P3" style:family="paragraph">
      <loext:graphic-properties draw:fill="none"/>
      <style:paragraph-properties fo:text-align="center"/>
      <style:text-properties fo:language="en" fo:country="GB"/>
    </style:style>
    <style:style style:name="P4" style:family="paragraph">
      <loext:graphic-properties draw:fill="none" draw:fill-color="#ffffff"/>
      <style:paragraph-properties style:writing-mode="lr-tb"/>
      <style:text-properties fo:font-size="19.8999996185303pt" fo:language="en" fo:country="GB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9.8999996185303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style:writing-mode="lr-tb"/>
      <style:text-properties fo:font-size="19.8999996185303pt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="none" draw:fill-color="#ffffff"/>
    </style:style>
    <style:style style:name="T1" style:family="text">
      <style:text-properties fo:font-size="19.8999996185303pt" fo:language="en" fo:country="GB"/>
    </style:style>
    <style:style style:name="T2" style:family="text">
      <style:text-properties style:text-position="-33% 58%" fo:font-size="19.8999996185303pt" fo:language="en" fo:country="GB"/>
    </style:style>
    <style:style style:name="T3" style:family="text">
      <style:text-properties fo:font-size="18pt" fo:language="en" fo:country="GB"/>
    </style:style>
    <style:style style:name="T4" style:family="text">
      <style:text-properties style:text-position="-33% 58%" fo:font-size="18pt" fo:language="en" fo:country="GB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9.8999996185303pt"/>
    </style:style>
    <style:style style:name="T8" style:family="text">
      <style:text-properties style:text-position="-33% 58%" fo:font-size="19.899999618530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796cm" svg:height="0.609cm" svg:x="3.496cm" svg:y="0.54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1.796cm" svg:height="0.609cm" svg:x="8.643cm" svg:y="0.54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1.796cm" svg:height="0.609cm" svg:x="3.496cm" svg:y="4.85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1.796cm" svg:height="0.609cm" svg:x="8.75cm" svg:y="4.85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1.851cm" svg:height="0.591cm" draw:transform="rotate (1.5707963267949) translate (6.785cm 3.881cm)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3.496cm" svg:y1="0.852cm" svg:x2="1.723cm" svg:y2="2.031cm" draw:start-shape="id1" draw:start-glue-point="3" draw:end-shape="id2" draw:end-glue-point="4" svg:d="M3496 852h-1773v1179" svg:viewBox="0 0 1774 1180">
          <text:p/>
        </draw:connector>
        <draw:connector draw:style-name="gr3" draw:text-style-name="P1" draw:layer="layout" svg:x1="1.723cm" svg:y1="4.068cm" svg:x2="3.496cm" svg:y2="5.162cm" draw:start-shape="id2" draw:start-glue-point="8" draw:end-shape="id3" draw:end-glue-point="3" svg:d="M1723 4068v1094h1773" svg:viewBox="0 0 1774 1095">
          <text:p/>
        </draw:connector>
        <draw:connector draw:style-name="gr3" draw:text-style-name="P1" draw:layer="layout" draw:line-skew="0.292cm" svg:x1="11.957cm" svg:y1="8.408cm" svg:x2="7.071cm" svg:y2="8.884cm" draw:start-shape="id4" draw:start-glue-point="2" draw:end-shape="id5" draw:end-glue-point="6" svg:d="M11957 8408v1270h-4886v-794" svg:viewBox="0 0 4887 1271">
          <text:p/>
        </draw:connector>
        <draw:connector draw:style-name="gr3" draw:text-style-name="P1" draw:layer="layout" svg:x1="5.292cm" svg:y1="5.162cm" svg:x2="8.75cm" svg:y2="5.162cm" draw:start-shape="id3" draw:start-glue-point="1" draw:end-shape="id6" draw:end-glue-point="3" svg:d="M5292 5162h3458" svg:viewBox="0 0 3459 1">
          <text:p/>
        </draw:connector>
        <draw:connector draw:style-name="gr3" draw:text-style-name="P1" draw:layer="layout" svg:x1="7.08cm" svg:y1="3.881cm" svg:x2="8.75cm" svg:y2="5.162cm" draw:start-shape="id7" draw:start-glue-point="3" draw:end-shape="id6" draw:end-glue-point="3" svg:d="M7080 3881v1281h1670" svg:viewBox="0 0 1671 1282">
          <text:p/>
        </draw:connector>
        <draw:connector draw:style-name="gr3" draw:text-style-name="P1" draw:layer="layout" svg:x1="8.643cm" svg:y1="0.852cm" svg:x2="7.08cm" svg:y2="2.03cm" draw:start-shape="id8" draw:start-glue-point="3" draw:end-shape="id7" draw:end-glue-point="1" svg:d="M8643 852h-1563v1178" svg:viewBox="0 0 1564 1179">
          <text:p/>
        </draw:connector>
        <draw:custom-shape draw:style-name="gr4" draw:text-style-name="P2" xml:id="id2" draw:id="id2" draw:layer="layout" svg:width="1.975cm" svg:height="2.037cm" svg:x="0.735cm" svg:y="2.031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4" draw:id="id4">
          <draw:custom-shape draw:style-name="gr5" draw:text-style-name="P1" draw:layer="layout" svg:width="1.975cm" svg:height="2.037cm" svg:x="10.97cm" svg:y="6.37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3" draw:layer="layout" svg:x1="11.958cm" svg:y1="8.072cm" svg:x2="11.958cm" svg:y2="6.674cm">
            <text:p/>
          </draw:line>
        </draw:g>
        <draw:frame draw:style-name="gr7" draw:text-style-name="P4" draw:layer="layout" svg:width="1.209cm" svg:height="1.231cm" svg:x="0.168cm" svg:y="0.968cm">
          <draw:text-box>
            <text:p><text:span text:style-name="T1">V</text:span><text:span text:style-name="T2">a</text:span></text:p>
          </draw:text-box>
        </draw:frame>
        <draw:frame draw:style-name="gr8" draw:text-style-name="P4" draw:layer="layout" svg:width="3.261cm" svg:height="1.231cm" svg:x="12.577cm" svg:y="3.468cm">
          <draw:text-box>
            <text:p><text:span text:style-name="T3">I</text:span><text:span text:style-name="T4">b</text:span><text:span text:style-name="T3"> </text:span><text:span text:style-name="T3">= </text:span><text:span text:style-name="T3">K</text:span><text:span text:style-name="T4">b</text:span><text:span text:style-name="T3"> </text:span><text:span text:style-name="T3">V</text:span><text:span text:style-name="T4">b</text:span></text:p>
          </draw:text-box>
        </draw:frame>
        <draw:g xml:id="id9" draw:id="id9">
          <draw:custom-shape draw:style-name="gr9" draw:text-style-name="P1" draw:layer="layout" svg:width="2.309cm" svg:height="2.844cm" svg:x="10.788cm" svg:y="1.57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10" draw:text-style-name="P3" draw:layer="layout" svg:x1="11.94cm" svg:y1="2.403cm" svg:x2="11.94cm" svg:y2="3.801cm">
            <text:p/>
          </draw:line>
        </draw:g>
        <draw:custom-shape draw:style-name="gr11" draw:text-style-name="P2" xml:id="id5" draw:id="id5" draw:layer="layout" svg:width="2.309cm" svg:height="2.844cm" svg:x="5.916cm" svg:y="6.04cm">
          <text:p text:style-name="P2"><text:span text:style-name="T3">+</text:span></text:p>
          <text:p text:style-name="P2"><text:span text:style-name="T3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2" draw:text-style-name="P4" draw:layer="layout" svg:width="3.397cm" svg:height="1.231cm" svg:x="7.495cm" svg:y="8.174cm">
          <draw:text-box>
            <text:p><text:span text:style-name="T5">V</text:span><text:span text:style-name="T6">c</text:span><text:span text:style-name="T5"> </text:span><text:span text:style-name="T5">= </text:span><text:span text:style-name="T5">K</text:span><text:span text:style-name="T6">c</text:span><text:span text:style-name="T5"> </text:span><text:span text:style-name="T5">I</text:span><text:span text:style-name="T6">c</text:span><text:span text:style-name="T3"> </text:span></text:p>
          </draw:text-box>
        </draw:frame>
        <draw:connector draw:style-name="gr3" draw:text-style-name="P5" draw:layer="layout" svg:x1="5.292cm" svg:y1="5.162cm" svg:x2="7.071cm" svg:y2="6.04cm" draw:start-shape="id3" draw:start-glue-point="1" draw:end-shape="id5" draw:end-glue-point="4" svg:d="M5292 5162h1779v878" svg:viewBox="0 0 1780 879">
          <text:p/>
        </draw:connector>
        <draw:connector draw:style-name="gr3" draw:text-style-name="P5" draw:layer="layout" svg:x1="5.292cm" svg:y1="0.852cm" svg:x2="7.08cm" svg:y2="2.03cm" draw:start-shape="id1" draw:start-glue-point="1" draw:end-shape="id7" draw:end-glue-point="1" svg:d="M5292 852h1788v1178" svg:viewBox="0 0 1789 1179">
          <text:p/>
        </draw:connector>
        <draw:connector draw:style-name="gr3" draw:text-style-name="P5" draw:layer="layout" svg:x1="10.546cm" svg:y1="5.162cm" svg:x2="11.957cm" svg:y2="6.371cm" draw:start-shape="id6" draw:start-glue-point="1" draw:end-shape="id4" draw:end-glue-point="0" svg:d="M10546 5162h1411v1209" svg:viewBox="0 0 1412 1210">
          <text:p/>
        </draw:connector>
        <draw:connector draw:style-name="gr3" draw:text-style-name="P5" draw:layer="layout" svg:x1="10.439cm" svg:y1="0.852cm" svg:x2="11.942cm" svg:y2="1.577cm" draw:start-shape="id8" draw:start-glue-point="1" draw:end-shape="id9" draw:end-glue-point="0" svg:d="M10439 852h1503v725" svg:viewBox="0 0 1504 726">
          <text:p/>
        </draw:connector>
        <draw:connector draw:style-name="gr3" draw:text-style-name="P5" draw:layer="layout" svg:x1="11.942cm" svg:y1="4.421cm" svg:x2="11.957cm" svg:y2="6.371cm" draw:start-shape="id9" draw:start-glue-point="2" draw:end-shape="id4" draw:end-glue-point="0" svg:d="M11942 4421v975h15v975" svg:viewBox="0 0 16 1951">
          <text:p/>
        </draw:connector>
        <draw:custom-shape draw:style-name="gr1" draw:text-style-name="P1" xml:id="id10" draw:id="id10" draw:layer="layout" svg:width="1.796cm" svg:height="0.609cm" svg:x="3.495cm" svg:y="9.3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1" draw:id="id11" draw:layer="layout" svg:width="1.851cm" svg:height="0.591cm" draw:transform="rotate (1.5707963267949) translate (1.423cm 8.302cm)">
          <text:p/>
          <draw:enhanced-geometry svg:viewBox="0 0 21600 21600" draw:type="rectangle" draw:enhanced-path="M 0 0 L 21600 0 21600 21600 0 21600 0 0 Z N"/>
        </draw:custom-shape>
        <draw:connector draw:style-name="gr3" draw:text-style-name="P5" draw:layer="layout" svg:x1="5.291cm" svg:y1="9.694cm" svg:x2="7.071cm" svg:y2="8.884cm" draw:start-shape="id10" draw:start-glue-point="1" draw:end-shape="id5" draw:end-glue-point="6" svg:d="M5291 9694h1780v-810" svg:viewBox="0 0 1781 811">
          <text:p/>
        </draw:connector>
        <draw:connector draw:style-name="gr3" draw:text-style-name="P5" draw:layer="layout" svg:x1="1.718cm" svg:y1="6.451cm" svg:x2="3.496cm" svg:y2="5.162cm" draw:start-shape="id11" draw:start-glue-point="1" draw:end-shape="id3" draw:end-glue-point="3" svg:d="M1718 6451v-1289h1778" svg:viewBox="0 0 1779 1290">
          <text:p/>
        </draw:connector>
        <draw:connector draw:style-name="gr3" draw:text-style-name="P5" draw:layer="layout" svg:x1="1.718cm" svg:y1="8.302cm" svg:x2="3.495cm" svg:y2="9.694cm" draw:start-shape="id11" draw:start-glue-point="3" draw:end-shape="id10" draw:end-glue-point="3" svg:d="M1718 8302v1392h1777" svg:viewBox="0 0 1778 1393">
          <text:p/>
        </draw:connector>
        <draw:frame draw:style-name="gr13" draw:text-style-name="P4" draw:layer="layout" svg:width="2.317cm" svg:height="1.231cm" svg:x="12.992cm" svg:y="7.738cm">
          <draw:text-box>
            <text:p><text:span text:style-name="T3">I</text:span><text:span text:style-name="T4">d</text:span></text:p>
          </draw:text-box>
        </draw:frame>
        <draw:frame draw:style-name="gr14" draw:text-style-name="P6" draw:layer="layout" svg:width="1.246cm" svg:height="1.231cm" svg:x="3.89cm" svg:y="1.157cm">
          <draw:text-box>
            <text:p><text:span text:style-name="T7">R</text:span><text:span text:style-name="T8">1</text:span></text:p>
          </draw:text-box>
        </draw:frame>
        <draw:frame draw:style-name="gr14" draw:text-style-name="P6" draw:layer="layout" svg:width="1.246cm" svg:height="1.231cm" svg:x="9.087cm" svg:y="5.468cm">
          <draw:text-box>
            <text:p><text:span text:style-name="T7">R</text:span><text:span text:style-name="T8">5</text:span></text:p>
          </draw:text-box>
        </draw:frame>
        <draw:frame draw:style-name="gr15" draw:text-style-name="P6" draw:layer="layout" svg:width="1.246cm" svg:height="1.231cm" svg:x="3.815cm" svg:y="5.468cm">
          <draw:text-box>
            <text:p><text:span text:style-name="T7">R</text:span><text:span text:style-name="T8">4</text:span></text:p>
          </draw:text-box>
        </draw:frame>
        <draw:frame draw:style-name="gr14" draw:text-style-name="P6" draw:layer="layout" svg:width="1.246cm" svg:height="1.231cm" svg:x="7.204cm" svg:y="2.503cm">
          <draw:text-box>
            <text:p><text:span text:style-name="T7">R</text:span><text:span text:style-name="T8">3</text:span></text:p>
          </draw:text-box>
        </draw:frame>
        <draw:frame draw:style-name="gr14" draw:text-style-name="P6" draw:layer="layout" svg:width="1.246cm" svg:height="1.231cm" svg:x="8.986cm" svg:y="1.157cm">
          <draw:text-box>
            <text:p><text:span text:style-name="T7">R</text:span><text:span text:style-name="T8">2</text:span></text:p>
          </draw:text-box>
        </draw:frame>
        <draw:frame draw:style-name="gr14" draw:text-style-name="P6" draw:layer="layout" svg:width="1.246cm" svg:height="1.231cm" svg:x="0.177cm" svg:y="6.721cm">
          <draw:text-box>
            <text:p><text:span text:style-name="T7">R</text:span><text:span text:style-name="T8">6</text:span></text:p>
          </draw:text-box>
        </draw:frame>
        <draw:custom-shape draw:style-name="gr16" draw:text-style-name="P5" draw:layer="layout" svg:width="0.251cm" svg:height="0.285cm" svg:x="6.936cm" svg:y="5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0.251cm" svg:height="0.285cm" svg:x="11.762cm" svg:y="5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xml:id="id12" draw:id="id12" draw:layer="layout" svg:width="0.251cm" svg:height="0.285cm" svg:x="6.937cm" svg:y="9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0.251cm" svg:height="0.285cm" svg:x="6.937cm" svg:y="0.7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0.251cm" svg:height="0.285cm" svg:x="1.576cm" svg:y="5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6" draw:layer="layout" svg:width="1.209cm" svg:height="2.803cm" svg:x="5.677cm" svg:y="1.614cm">
          <draw:text-box>
            <text:p><text:span text:style-name="T7">+</text:span></text:p>
            <text:p><text:span text:style-name="T7">V</text:span><text:span text:style-name="T8">b</text:span></text:p>
            <text:p><text:span text:style-name="T7">-</text:span></text:p>
          </draw:text-box>
        </draw:frame>
        <draw:line draw:style-name="gr18" draw:text-style-name="P7" draw:layer="layout" svg:x1="2.409cm" svg:y1="6.451cm" svg:x2="2.409cm" svg:y2="8.537cm">
          <text:p/>
        </draw:line>
        <draw:frame draw:style-name="gr19" draw:text-style-name="P8" draw:layer="layout" svg:width="0.929cm" svg:height="1.232cm" svg:x="2.241cm" svg:y="6.727cm">
          <draw:text-box>
            <text:p><text:span text:style-name="T5">I</text:span><text:span text:style-name="T6">c</text:span></text:p>
          </draw:text-box>
        </draw:frame>
        <draw:line draw:style-name="gr18" draw:text-style-name="P7" draw:layer="layout" svg:x1="3.642cm" svg:y1="0.306cm" svg:x2="5.365cm" svg:y2="0.304cm">
          <text:p/>
        </draw:line>
        <draw:line draw:style-name="gr18" draw:text-style-name="P7" draw:layer="layout" svg:x1="0.3cm" svg:y1="2.199cm" svg:x2="0.3cm" svg:y2="3.905cm">
          <text:p/>
        </draw:line>
        <draw:line draw:style-name="gr18" draw:text-style-name="P7" draw:layer="layout" svg:x1="5.67cm" svg:y1="6.6cm" svg:x2="5.67cm" svg:y2="8.306cm">
          <text:p/>
        </draw:line>
        <draw:line draw:style-name="gr18" draw:text-style-name="P7" draw:layer="layout" svg:x1="3.56cm" svg:y1="10.219cm" svg:x2="5.283cm" svg:y2="10.217cm">
          <text:p/>
        </draw:line>
        <draw:line draw:style-name="gr20" draw:text-style-name="P9" draw:layer="layout" svg:x1="10.39cm" svg:y1="4.621cm" svg:x2="8.684cm" svg:y2="4.622cm">
          <text:p text:style-name="P5"><text:s text:c="3"/><text:s text:c="3"/><text:s text:c="3"/><text:s text:c="3"/><text:s text:c="3"/><text:s text:c="3"/><text:s text:c="3"/><text:s text:c="3"/><text:s text:c="3"/><text:s text:c="3"/><text:s text:c="3"/><text:s text:c="3"/><text:s text:c="3"/><text:s text:c="3"/><text:s text:c="3"/><text:s text:c="3"/><text:s text:c="3"/><text:s text:c="3"/><text:s text:c="3"/><text:s text:c="3"/><text:s text:c="3"/><text:s text:c="3"/><text:s text:c="3"/><text:s text:c="3"/><text:s text:c="3"/><text:s text:c="3"/><text:s text:c="3"/><text:s text:c="3"/><text:s text:c="3"/><text:s text:c="3"/><text:s text:c="3"/><text:s text:c="3"/><text:s text:c="3"/><text:s text:c="3"/><text:s text:c="3"/><text:s/></text:p>
        </draw:line>
        <draw:line draw:style-name="gr20" draw:text-style-name="P9" draw:layer="layout" svg:x1="5.32cm" svg:y1="4.564cm" svg:x2="3.614cm" svg:y2="4.565cm">
          <text:p text:style-name="P5"><text:s text:c="4"/><text:s text:c="4"/><text:s text:c="4"/><text:s text:c="4"/><text:s text:c="4"/><text:s text:c="4"/><text:s text:c="4"/><text:s text:c="4"/><text:s text:c="4"/><text:s text:c="4"/><text:s text:c="4"/><text:s text:c="4"/><text:s text:c="4"/><text:s text:c="4"/><text:s text:c="4"/><text:s text:c="4"/><text:s text:c="4"/><text:s text:c="4"/><text:s text:c="4"/><text:s text:c="4"/><text:s text:c="4"/><text:s text:c="4"/><text:s text:c="4"/><text:s text:c="4"/><text:s text:c="4"/><text:s text:c="4"/><text:s text:c="2"/></text:p>
        </draw:line>
        <draw:line draw:style-name="gr18" draw:text-style-name="P7" draw:layer="layout" svg:x1="10.465cm" svg:y1="0.349cm" svg:x2="8.759cm" svg:y2="0.35cm">
          <text:p/>
        </draw:line>
        <draw:line draw:style-name="gr18" draw:text-style-name="P7" draw:layer="layout" svg:x1="8.417cm" svg:y1="2.153cm" svg:x2="8.417cm" svg:y2="3.859cm">
          <text:p/>
        </draw:line>
        <draw:frame draw:style-name="gr15" draw:text-style-name="P6" draw:layer="layout" svg:width="1.246cm" svg:height="1.231cm" svg:x="3.736cm" svg:y="8.233cm">
          <draw:text-box>
            <text:p><text:span text:style-name="T7">R</text:span><text:span text:style-name="T8">7</text:span></text:p>
          </draw:text-box>
        </draw:frame>
        <draw:g>
          <draw:line draw:style-name="gr21" draw:text-style-name="P7" draw:layer="layout" svg:x1="8.108cm" svg:y1="11.028cm" svg:x2="5.939cm" svg:y2="11.042cm">
            <text:p/>
          </draw:line>
          <draw:line draw:style-name="gr21" draw:text-style-name="P7" draw:layer="layout" svg:x1="8.109cm" svg:y1="11.02cm" svg:x2="5.94cm" svg:y2="11.034cm">
            <text:p/>
          </draw:line>
          <draw:line draw:style-name="gr21" draw:text-style-name="P7" draw:layer="layout" svg:x1="6.531cm" svg:y1="11.342cm" svg:x2="7.609cm" svg:y2="11.342cm">
            <text:p/>
          </draw:line>
          <draw:line draw:style-name="gr21" draw:text-style-name="P7" draw:layer="layout" svg:x1="6.822cm" svg:y1="11.611cm" svg:x2="7.34cm" svg:y2="11.611cm">
            <text:p/>
          </draw:line>
          <draw:line draw:style-name="gr21" draw:text-style-name="P7" draw:layer="layout" svg:x1="7.052cm" svg:y1="11.009cm" svg:x2="7.061cm" svg:y2="10.315cm">
            <text:p/>
          </draw:line>
        </draw:g>
        <draw:frame draw:style-name="gr22" draw:text-style-name="P10" draw:layer="layout" svg:width="1.912cm" svg:height="0.962cm" svg:x="7.424cm" svg:y="10.864cm">
          <draw:text-box>
            <text:p>GND</text:p>
          </draw:text-box>
        </draw:frame>
        <draw:connector draw:style-name="gr23" draw:text-style-name="P7" draw:layer="layout" draw:type="line" svg:x1="7.063cm" svg:y1="9.87cm" svg:x2="7.062cm" svg:y2="10.314cm" draw:start-shape="id12" draw:start-glue-point="8" svg:d="M7063 9870l-1 444" svg:viewBox="0 0 2 445">
          <text:p/>
        </draw:connector>
        <draw:frame draw:style-name="gr24" draw:text-style-name="P4" draw:layer="layout" svg:width="1.349cm" svg:height="1.231cm" svg:x="12.495cm" svg:y="1.669cm">
          <draw:text-box>
            <text:p><text:span text:style-name="T3">G</text:span><text:span text:style-name="T3">b</text:span></text:p>
          </draw:text-box>
        </draw:frame>
        <draw:path draw:style-name="gr25" draw:text-style-name="P7" draw:layer="layout" svg:width="2.26cm" svg:height="2.361cm" draw:transform="rotate (2.35619449019234) translate (4.21927151834128cm 4.55279911782266cm)" svg:viewBox="0 0 2261 2362" svg:d="M777 2294c162-25 277 102 434 59 126-35 241-107 348-179 124-83 219-201 323-306 107-110 208-223 273-374 63-148 124-292 101-460-21-154-63-292-110-433-42-125-120-239-212-332-92-92-204-168-324-221-145-64-320-61-467-9-148 53-287 135-434 196-139 59-247 162-374 238-132 81-195 230-247 366-50 134-101 279-85 425 15 143 116 260 170 391 56 134 167 233 238 358l68 51">
          <text:p/>
        </draw:path>
        <draw:polyline draw:style-name="gr25" draw:text-style-name="P7" draw:layer="layout" svg:width="0.857cm" svg:height="0.657cm" draw:transform="rotate (-2.48063646585954) translate (5.81909503106771cm 2.20543238297662cm)" svg:viewBox="0 0 858 658" draw:points="0,173 561,0 692,225 858,658">
          <text:p/>
        </draw:polyline>
        <draw:path draw:style-name="gr25" draw:text-style-name="P7" draw:layer="layout" svg:width="0.862cm" svg:height="0.602cm" draw:transform="rotate (0.503178423349965) translate (2.54918509884341cm 3.33950645497489cm)" svg:viewBox="0 0 863 603" svg:d="M0 375c149 98 627-523 751-341l36 157 27 152 49 260">
          <text:p/>
        </draw:path>
        <draw:frame draw:style-name="gr26" draw:text-style-name="P11" draw:layer="layout" svg:width="1.287cm" svg:height="0.962cm" svg:x="3.704cm" svg:y="2.634cm">
          <draw:text-box>
            <text:p>Ia</text:p>
          </draw:text-box>
        </draw:frame>
        <draw:path draw:style-name="gr25" draw:text-style-name="P7" draw:layer="layout" svg:width="1.968cm" svg:height="2.011cm" draw:transform="rotate (2.6778586713349) translate (10.1630566796562cm 4.64266498780135cm)" svg:viewBox="0 0 1969 2012" svg:d="M1007 2012c146-21 299-14 430-81 115-59 252-92 329-205 92-135 183-288 187-457 3-139 31-278 6-420-23-128-71-248-129-365-59-117-149-215-253-290-117-86-236-196-393-194-131 1-273 10-393 76-105 58-221 97-312 183-100 94-177 212-273 311-115 118-191 272-205 425-11 123 50 242 97 355 49 116 149 207 178 328 45 191 264 81 365 194l64 21">
          <text:p/>
        </draw:path>
        <draw:path draw:style-name="gr25" draw:text-style-name="P7" draw:layer="layout" svg:width="0.551cm" svg:height="0.586cm" draw:transform="rotate (1.25175013953033) translate (10.1507871735074cm 2.9593681054752cm)" svg:viewBox="0 0 552 587" svg:d="M0 37c129-10 273 43 388-13 204-99 168 139 148 216l15 122-8 130-19 95">
          <text:p/>
        </draw:path>
        <draw:path draw:style-name="gr25" draw:text-style-name="P7" draw:layer="layout" svg:width="0.5cm" svg:height="0.451cm" draw:transform="rotate (-0.857131195654415) translate (8.87058536762333cm 2.6404372691562cm)" svg:viewBox="0 0 501 452" svg:d="M0 375c144 37 288 107 439 63 145-43-20-294 55-430l-9-8">
          <text:p/>
        </draw:path>
        <draw:frame draw:style-name="gr27" draw:text-style-name="P11" draw:layer="layout" svg:width="1.214cm" svg:height="0.962cm" svg:x="9.02cm" svg:y="2.862cm">
          <draw:text-box>
            <text:p>Ib</text:p>
          </draw:text-box>
        </draw:frame>
        <draw:path draw:style-name="gr25" draw:text-style-name="P7" draw:layer="layout" svg:width="2.387cm" svg:height="2.469cm" draw:transform="rotate (-2.47487687932796) translate (11.2865610272201cm 7.67319558420594cm)" svg:viewBox="0 0 2388 2470" svg:d="M1173 2409c156 17 311-27 452-89 124-55 247-117 363-189 110-67 218-153 286-265 73-122 120-268 113-416-8-174-73-342-177-475-92-119-185-239-304-333-115-90-198-213-311-305-102-84-179-204-297-265-117-60-254-107-399-38-150 72-282 161-405 263-110 91-225 179-317 286-94 110-166 244-176 398-11 168 61 321 149 453 92 137 165 288 240 434 58 115 139 219 248 287 102 65 173 169 276 233l95 74 9 8">
          <text:p/>
        </draw:path>
        <draw:path draw:style-name="gr25" draw:text-style-name="P7" draw:layer="layout" svg:width="0.372cm" svg:height="0.512cm" draw:transform="rotate (-2.5535912285929) translate (9.49953809664044cm 6.58330820035326cm)" svg:viewBox="0 0 373 513" svg:d="M0 497c111-35 421 116 367-116-32-135-133-248-180-381">
          <text:p/>
        </draw:path>
        <draw:path draw:style-name="gr25" draw:text-style-name="P7" draw:layer="layout" svg:width="0.703cm" svg:height="0.494cm" draw:transform="rotate (0.321664181142555) translate (10.2518041670508cm 7.87135531083815cm)" svg:viewBox="0 0 704 495" svg:d="M0 209c139-11 341-159 476-209l122 244 64 148 42 103">
          <text:p/>
        </draw:path>
        <draw:frame draw:style-name="gr28" draw:text-style-name="P11" draw:layer="layout" svg:width="1.094cm" svg:height="0.962cm" svg:x="9.008cm" svg:y="7.168cm">
          <draw:text-box>
            <text:p>Id</text:p>
          </draw:text-box>
        </draw:frame>
        <draw:path draw:style-name="gr25" draw:text-style-name="P7" draw:layer="layout" svg:width="2.314cm" svg:height="1.874cm" draw:transform="rotate (2.74679917678868) translate (4.87089010697933cm 8.74005750512765cm)" svg:viewBox="0 0 2315 1875" svg:d="M1378 1806c148-29 300-22 446-55 149-33 234-173 326-280 98-114 128-268 153-415 24-136 14-274-37-401-50-126-90-266-179-368-96-110-226-167-372-237-169-81-291-24-449-46-134-20-268 44-399 75-121 28-225 102-340 154-126 57-224 141-323 226-128 109-207 281-204 449 3 149-1 301 18 448 17 131 61 266 208 344 151 80 292 118 447 166 121 37 245-50 370-51l81 6">
          <text:p/>
        </draw:path>
        <draw:path draw:style-name="gr25" draw:text-style-name="P7" draw:layer="layout" svg:width="0.365cm" svg:height="0.374cm" draw:transform="rotate (-3.0171506779226) translate (4.88098335343769cm 6.89860702884728cm)" svg:viewBox="0 0 366 375" svg:d="M0 370c122 14 244-8 366-14l-21-124-100-169-16-63">
          <text:p/>
        </draw:path>
        <draw:path draw:style-name="gr25" draw:text-style-name="P7" draw:layer="layout" svg:width="0.538cm" svg:height="0.39cm" draw:transform="rotate (0.141895268187139) translate (3.42260041194922cm 8.05719918575186cm)" svg:viewBox="0 0 539 391" svg:d="M0 293c125-7 211 37 329 83 230 90 252-245 159-269l-69-107">
          <text:p/>
        </draw:path>
        <draw:frame draw:style-name="gr29" draw:text-style-name="P11" draw:layer="layout" svg:width="1.143cm" svg:height="0.962cm" svg:x="3.668cm" svg:y="7.144cm">
          <draw:text-box>
            <text:p>Ic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3-20T10:23:08.098046040</dc:date>
    <meta:editing-duration>PT32M25S</meta:editing-duration>
    <meta:editing-cycles>6</meta:editing-cycles>
    <meta:generator>LibreOffice/6.4.6.2$Linux_X86_64 LibreOffice_project/40$Build-2</meta:generator>
    <meta:document-statistic meta:object-count="81"/>
  </office:meta>
</office:document-meta>
</file>